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Big Data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1">Rata-rata, data yang kita simpan ukurannya hanya berkisar antara MB, dan GB. Tetapi ukuran untuk BigData adalah lebih dari 10<text:span text:style-name="T1">15</text:span> bytes (Peta bytes).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2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4T21:22:35.948691306</dc:date>
    <meta:editing-duration>PT20H8M4S</meta:editing-duration>
    <meta:editing-cycles>47</meta:editing-cycles>
    <meta:generator>LibreOffice/4.2.8.2$Linux_X86_64 LibreOffice_project/420m0$Build-2</meta:generator>
    <dc:creator>P Tamami</dc:creator>
    <meta:document-statistic meta:object-count="54"/>
  </office:meta>
</office:document-meta>
</file>